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Mono1" svg:font-family="'Noto Mono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17cm" fo:margin-left="-0.191cm" fo:margin-top="0cm" fo:margin-bottom="0cm" table:align="left"/>
    </style:style>
    <style:style style:name="Table1.A" style:family="table-column">
      <style:table-column-properties style:column-width="7.5cm"/>
    </style:style>
    <style:style style:name="Table1.B" style:family="table-column">
      <style:table-column-properties style:column-width="4.501cm"/>
    </style:style>
    <style:style style:name="Table1.C" style:family="table-column">
      <style:table-column-properties style:column-width="4.999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fo:font-variant="small-caps" fo:color="#000000" style:text-line-through-style="none" style:text-line-through-type="none" style:text-position="0% 100%" style:font-name="Liberation Serif" fo:font-size="14pt" fo:font-style="normal" style:text-underline-style="none" fo:font-weight="bold" style:font-name-asian="Liberation Serif1" style:font-size-asian="14pt" style:font-style-asian="normal" style:font-weight-asian="bold" style:font-name-complex="Liberation Serif1" style:font-size-complex="14pt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variant="small-caps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officeooo:paragraph-rsid="000723a2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fo:font-size="15pt" fo:font-weight="normal" style:font-size-asian="15pt" style:font-weight-asian="normal" style:font-size-complex="15pt"/>
    </style:style>
    <style:style style:name="P12" style:family="paragraph" style:parent-style-name="Standard">
      <style:paragraph-properties fo:line-height="150%" fo:text-align="start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paragraph-properties fo:line-height="150%" fo:text-align="center" style:justify-single-word="false"/>
      <style:text-properties fo:font-variant="normal" fo:text-transform="none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fo:font-size="15pt" style:font-size-asian="15pt" style:font-size-complex="15pt"/>
    </style:style>
    <style:style style:name="P15" style:family="paragraph" style:parent-style-name="Standard">
      <style:paragraph-properties fo:line-height="150%" fo:text-align="start" style:justify-single-word="false" fo:break-before="page"/>
    </style:style>
    <style:style style:name="P16" style:family="paragraph" style:parent-style-name="Standard">
      <style:paragraph-properties fo:line-height="150%" fo:text-align="start" style:justify-single-word="false" fo:break-before="page"/>
      <style:text-properties fo:color="#000000"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left="2.54cm" fo:margin-right="0cm" fo:line-height="150%" fo:text-indent="1.27cm" style:auto-text-indent="false"/>
    </style:style>
    <style:style style:name="P19" style:family="paragraph" style:parent-style-name="Standard">
      <style:paragraph-properties fo:margin-left="2.54cm" fo:margin-right="0cm" fo:line-height="150%" fo:text-align="start" style:justify-single-word="false" fo:text-indent="0cm" style:auto-text-indent="false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fo:font-size="14pt" officeooo:paragraph-rsid="000723a2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style:font-name="Noto Mono" fo:font-size="11pt" fo:font-weight="normal" officeooo:paragraph-rsid="0007aabc" style:font-name-asian="Noto Mono1" style:font-size-asian="11pt" style:font-weight-asian="normal" style:font-name-complex="Noto Mono1" style:font-size-complex="11pt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fo:font-size="20pt" fo:font-weight="bold" style:font-size-asian="20pt" style:font-weight-asian="bold" style:font-size-complex="20pt"/>
    </style:style>
    <style:style style:name="P23" style:family="paragraph" style:parent-style-name="Standard">
      <style:paragraph-properties fo:line-height="150%" fo:text-align="start" style:justify-single-word="false"/>
    </style:style>
    <style:style style:name="P24" style:family="paragraph" style:parent-style-name="Standard">
      <style:paragraph-properties fo:line-height="150%" fo:text-align="start" style:justify-single-word="false"/>
      <style:text-properties fo:font-size="11pt" fo:font-weight="normal" officeooo:paragraph-rsid="0007aabc" style:font-size-asian="11pt" style:font-weight-asian="normal" style:font-size-complex="11pt"/>
    </style:style>
    <style:style style:name="P25" style:family="paragraph" style:parent-style-name="Standard">
      <style:paragraph-properties fo:line-height="150%" fo:text-align="start" style:justify-single-word="false"/>
      <style:text-properties fo:font-size="16pt" fo:font-weight="bold" style:font-size-asian="16pt" style:font-weight-asian="bold" style:font-size-complex="16pt"/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1"/>
      <style:text-properties fo:font-variant="small-caps"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4pt" fo:font-weight="bold" style:font-size-asian="14pt" style:font-weight-asian="bold" style:font-size-complex="14pt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color="#000000" fo:font-size="14pt" fo:font-weight="bold" officeooo:rsid="0007aabc" style:font-size-asian="14pt" style:font-weight-asian="bold" style:font-size-complex="14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000000" fo:font-size="14pt" fo:font-weight="normal" style:font-size-asian="14pt" style:font-weight-asian="normal" style:font-size-complex="14pt"/>
    </style:style>
    <style:style style:name="T8" style:family="text">
      <style:text-properties fo:color="#000000" fo:font-size="14pt" fo:font-weight="normal" officeooo:rsid="0007aabc" style:font-size-asian="14pt" style:font-weight-asian="normal" style:font-size-complex="14pt"/>
    </style:style>
    <style:style style:name="T9" style:family="text">
      <style:text-properties fo:color="#000000" fo:font-size="15pt" fo:font-weight="normal" style:font-size-asian="15pt" style:font-weight-asian="normal" style:font-size-complex="15pt"/>
    </style:style>
    <style:style style:name="T10" style:family="text">
      <style:text-properties fo:color="#000000" fo:font-size="15pt" fo:font-weight="normal" officeooo:rsid="0007b2e3" style:font-size-asian="15pt" style:font-weight-asian="normal" style:font-size-complex="15pt"/>
    </style:style>
    <style:style style:name="T11" style:family="text">
      <style:text-properties fo:color="#000000" fo:font-size="16pt" fo:font-weight="bold" style:font-size-asian="16pt" style:font-weight-asian="bold" style:font-size-complex="16pt"/>
    </style:style>
    <style:style style:name="T12" style:family="text">
      <style:text-properties fo:color="#000000" fo:font-size="16pt" fo:font-weight="bold" officeooo:rsid="0007aabc" style:font-size-asian="16pt" style:font-weight-asian="bold" style:font-size-complex="16pt"/>
    </style:style>
    <style:style style:name="T13" style:family="text">
      <style:text-properties fo:color="#000000" fo:font-size="16pt" fo:font-weight="normal" style:font-size-asian="16pt" style:font-weight-asian="normal" style:font-size-complex="16pt"/>
    </style:style>
    <style:style style:name="T14" style:family="text">
      <style:text-properties fo:color="#000000" fo:font-size="16pt" fo:font-weight="normal" officeooo:rsid="0007aabc" style:font-size-asian="16pt" style:font-weight-asian="normal" style:font-size-complex="16pt"/>
    </style:style>
    <style:style style:name="T15" style:family="text">
      <style:text-properties fo:color="#000000" style:font-name="Noto Mono" style:font-name-asian="Noto Mono1" style:font-name-complex="Noto Mono1"/>
    </style:style>
    <style:style style:name="T16" style:family="text">
      <style:text-properties fo:color="#000000" fo:font-weight="normal" style:font-weight-asian="normal"/>
    </style:style>
    <style:style style:name="T17" style:family="text">
      <style:text-properties fo:font-size="20pt" fo:font-weight="bold" style:font-size-asian="20pt" style:font-weight-asian="bold" style:font-size-complex="20pt"/>
    </style:style>
    <style:style style:name="T18" style:family="text">
      <style:text-properties fo:font-size="16pt" fo:font-weight="bold" style:font-size-asian="16pt" style:font-weight-asian="bold" style:font-size-complex="16pt"/>
    </style:style>
    <style:style style:name="T19" style:family="text">
      <style:text-properties fo:font-size="16pt" fo:font-weight="normal" style:font-size-asian="16pt" style:font-weight-asian="normal" style:font-size-complex="16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officeooo:rsid="0007aabc" style:font-size-asian="16pt" style:font-size-complex="16pt"/>
    </style:style>
    <style:style style:name="T22" style:family="text">
      <style:text-properties officeooo:rsid="000723a2"/>
    </style:style>
    <style:style style:name="T23" style:family="text">
      <style:text-properties officeooo:rsid="0007aabc"/>
    </style:style>
    <style:style style:name="T24" style:family="text">
      <style:text-properties officeooo:rsid="0007b2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ОБРНАУКИ РОССИИ</text:p>
      <text:p text:style-name="P4">САНКТ-ПЕТЕРБУРГСКИЙ ГОСУДАРСТВЕННЫЙ ЭЛЕКТРОТЕХНИЧЕСКИЙ УНИВЕРСИТЕТ</text:p>
      <text:p text:style-name="P4">«ЛЭТИ» ИМ. В.И. УЛЬЯНОВА (ЛЕНИНА)</text:p>
      <text:p text:style-name="P8">Кафедра математического обеспечения и применения ЭВМ </text:p>
      <text:p text:style-name="P4"/>
      <text:p text:style-name="P4"/>
      <text:p text:style-name="P6"/>
      <text:p text:style-name="P6"/>
      <text:p text:style-name="P6"/>
      <text:p text:style-name="P6"/>
      <text:p text:style-name="P2">ОТЧЕТ</text:p>
      <text:p text:style-name="P3"><text:span text:style-name="T1">по лабораторной работе</text:span><text:span text:style-name="T3"> </text:span><text:span text:style-name="T4">№</text:span><text:span text:style-name="T5">8</text:span></text:p>
      <text:p text:style-name="P3"><text:span text:style-name="T1">по дисциплине </text:span><text:span text:style-name="T4">«Организация ЭВМ и систем»</text:span></text:p>
      <text:p text:style-name="P13">Тема: Обработка вещественных чисел. Программирование математического сопроцессора.</text:p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">Студент гр. </text:span><text:span text:style-name="T6">9383</text:span>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9">Арутюнян С.Н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5"/>
          </table:table-cell>
          <table:table-cell table:style-name="Table1.A1" office:value-type="string">
            <text:p text:style-name="P9">Ефремов М.А.</text:p>
          </table:table-cell>
        </table:table-row>
      </table:table>
      <text:p text:style-name="P6"/>
      <text:p text:style-name="P7">Санкт-Петербург</text:p>
      <text:p text:style-name="P20">2020</text:p>
      <text:p text:style-name="P10"/>
      <text:p text:style-name="P10"><text:soft-page-break/>Содержание</text:p>
      <text:p text:style-name="P11">1. Цель работы…………………………………………………………………3</text:p>
      <text:p text:style-name="P23"><text:span text:style-name="T9">2. Задание. </text:span><text:span text:style-name="T10">Вариант 1………………………</text:span><text:span text:style-name="T9">.………………………………....3</text:span></text:p>
      <text:p text:style-name="P14"><text:span text:style-name="T23">3</text:span>. Текст программы <text:span text:style-name="T23">lab8.</text:span>cpp…….…………………………………………....<text:span text:style-name="T23">4</text:span></text:p>
      <text:p text:style-name="P11">Выводы………………………………………...…………………………….....<text:span text:style-name="T22">9</text:span></text:p>
      <text:p text:style-name="P16">1. Цель работы</text:p>
      <text:p text:style-name="P23"><text:span text:style-name="T9"><text:tab/></text:span><text:span text:style-name="T13">Разработать подпрограмму на языке Ассемблера, обеспечивающую вычисление заданной математической функции с использованием математического сопроцессора. Подпрограмма должна вызываться из головной программы, разработанной на языке С. При этом должны быть обеспечены заданный способ вызова и обмен параметрами. Альтернативный вариант реализации: разработать на языке Ассемблера фрагмент программы, обеспечивающий вычисление заданной математической функции с использованием математического сопроцессора, который включается по принципу inline в программу, разработанную на языке С.</text:span></text:p>
      <text:p text:style-name="P23"><text:span text:style-name="T11">2. Задание. </text:span><text:span text:style-name="T12">Вариант 1</text:span></text:p>
      <text:p text:style-name="P23"><text:span text:style-name="T4"><text:tab/></text:span><text:span text:style-name="T8">Name poly - generates a polynomial from arguments</text:span></text:p>
      <text:p text:style-name="P23"><text:span text:style-name="T8"><text:tab/>Usage double poly(double x, int n, double c []);</text:span></text:p>
      <text:p text:style-name="P23"><text:span text:style-name="T8"><text:tab/>Prototype in math.h</text:span></text:p>
      <text:p text:style-name="P23"><text:span text:style-name="T8"><text:tab/>Description poly generates a polynomial in x, of degree n, with</text:span></text:p>
      <text:p text:style-name="P23"><text:span text:style-name="T8"><text:tab/> coefficients c[0], c[1], ..., c[n].</text:span></text:p>
      <text:p text:style-name="P23"><text:span text:style-name="T8"><text:tab/>For example, if n=4 the generated polynomial is</text:span></text:p>
      <text:p text:style-name="P23"><text:span text:style-name="T8"><text:s/><text:tab/>c[4].x^4 + c[3].x^3 + c[2].x^2] + c[1].x + c[0]</text:span></text:p>
      <text:p text:style-name="P23"><text:span text:style-name="T8"><text:tab/>The polynomial is calculated using Horner's method:</text:span></text:p>
      <text:p text:style-name="P23"><text:span text:style-name="T8"><text:s/><text:tab/>polynom = (..((x.c[n] + c[n-1]).x + c[n-2])..).x + c[0]</text:span></text:p>
      <text:p text:style-name="P23"><text:span text:style-name="T8"><text:tab/>Return value poly returns the value of the polynomial as evaluated for the given x.</text:span></text:p>
      <text:p text:style-name="P12"/>
      <text:p text:style-name="P15"><text:span text:style-name="T12">3</text:span><text:span text:style-name="T11">. Текст программы main.cpp</text:span></text:p>
      <text:p text:style-name="P21">#include &lt;iostream&gt;</text:p>
      <text:p text:style-name="P21">#include &lt;math.h&gt;</text:p>
      <text:p text:style-name="P21"/>
      <text:p text:style-name="P21"/>
      <text:p text:style-name="P21">float poly(float x, int n, float* c) {</text:p>
      <text:p text:style-name="P21"><text:s text:c="4"/>float result = 0;</text:p>
      <text:p text:style-name="P21"/>
      <text:p text:style-name="P21"><text:s text:c="4"/>__asm {</text:p>
      <text:p text:style-name="P21"><text:s text:c="8"/>; <text:s/>умножаем на n - 1</text:p>
      <text:p text:style-name="P21"><text:s text:c="8"/>mov ecx, n</text:p>
      <text:p text:style-name="P21"><text:s text:c="8"/>sub ecx, 1</text:p>
      <text:p text:style-name="P21"><text:s text:c="8"/>mult_loop:</text:p>
      <text:p text:style-name="P21"><text:s text:c="12"/>dec ecx</text:p>
      <text:p text:style-name="P21"><text:s text:c="12"/>add c, 4</text:p>
      <text:p text:style-name="P21"><text:s text:c="12"/>cmp ecx, 0</text:p>
      <text:p text:style-name="P21"><text:s text:c="12"/>jne mult_loop</text:p>
      <text:p text:style-name="P21"/>
      <text:p text:style-name="P21"><text:s text:c="8"/>mov ecx, n</text:p>
      <text:p text:style-name="P21"><text:s text:c="8"/>sub ecx, 1</text:p>
      <text:p text:style-name="P21"><text:s text:c="8"/>mov edx, c</text:p>
      <text:p text:style-name="P21"><text:s text:c="8"/>fld [edx]; st(0) = c[n-1]</text:p>
      <text:p text:style-name="P21"/>
      <text:p text:style-name="P21"><text:s text:c="8"/>add_loop:</text:p>
      <text:p text:style-name="P21"><text:s text:c="12"/>dec ecx</text:p>
      <text:p text:style-name="P21"/>
      <text:p text:style-name="P21"><text:s text:c="12"/>fld x; st(0) = x, st(1) = result</text:p>
      <text:p text:style-name="P21"><text:s text:c="12"/>fmulp st(1), st</text:p>
      <text:p text:style-name="P21"/>
      <text:p text:style-name="P21"><text:s text:c="12"/>sub c, 4</text:p>
      <text:p text:style-name="P21"><text:s text:c="12"/>mov edx, c</text:p>
      <text:p text:style-name="P21"><text:s text:c="12"/>fld [edx]</text:p>
      <text:p text:style-name="P21"><text:s text:c="12"/>faddp st(1), st</text:p>
      <text:p text:style-name="P21"><text:s text:c="12"/></text:p>
      <text:p text:style-name="P21"><text:s text:c="12"/>fst result</text:p>
      <text:p text:style-name="P21"/>
      <text:p text:style-name="P21"><text:soft-page-break/><text:s text:c="12"/>cmp ecx, 0</text:p>
      <text:p text:style-name="P21"><text:s text:c="12"/>jne add_loop</text:p>
      <text:p text:style-name="P21"><text:s text:c="4"/>}</text:p>
      <text:p text:style-name="P21"/>
      <text:p text:style-name="P21"><text:s text:c="4"/>return result;</text:p>
      <text:p text:style-name="P21">}</text:p>
      <text:p text:style-name="P21"/>
      <text:p text:style-name="P21"/>
      <text:p text:style-name="P21">int main()</text:p>
      <text:p text:style-name="P21">{</text:p>
      <text:p text:style-name="P21"><text:s text:c="4"/>float x;</text:p>
      <text:p text:style-name="P21"><text:s text:c="4"/>int n;</text:p>
      <text:p text:style-name="P21"/>
      <text:p text:style-name="P21"><text:s text:c="4"/>std::cout &lt;&lt; "Введите x: ";</text:p>
      <text:p text:style-name="P21"><text:s text:c="4"/>std::cin &gt;&gt; x;</text:p>
      <text:p text:style-name="P21"><text:s text:c="4"/>std::cout &lt;&lt; "Введите n: ";</text:p>
      <text:p text:style-name="P21"><text:s text:c="4"/>std::cin &gt;&gt; n;</text:p>
      <text:p text:style-name="P21"/>
      <text:p text:style-name="P21"><text:s text:c="4"/>float c = new float[n];</text:p>
      <text:p text:style-name="P21"><text:s text:c="4"/>for (int i = 0; i &lt; n; ++i) {</text:p>
      <text:p text:style-name="P21"><text:s text:c="8"/>std::cin &gt;&gt; c[i];</text:p>
      <text:p text:style-name="P21"><text:s text:c="4"/>}</text:p>
      <text:p text:style-name="P21"/>
      <text:p text:style-name="P21"><text:s text:c="4"/>std::cout &lt;&lt; "Ответ: " &lt;&lt; poly(x, n, c) &lt;&lt; std::endl;</text:p>
      <text:p text:style-name="P24"><text:span text:style-name="T15">}</text:span></text:p>
      <text:p text:style-name="P17">Выводы</text:p>
      <text:p text:style-name="Standard"><text:span text:style-name="T17"><text:tab/></text:span><text:span text:style-name="T19">В процессе выполнения лабораторной работы был</text:span><text:span text:style-name="T20">а </text:span><text:span text:style-name="T21">изучена работа с вещественными числами и математическим сопроцессор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Mono1" svg:font-family="'Noto Mono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71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16T23:43:17.890162093</dc:date>
    <meta:editing-duration>PT6M44S</meta:editing-duration>
    <meta:editing-cycles>4</meta:editing-cycles>
    <meta:document-statistic meta:table-count="1" meta:image-count="0" meta:object-count="0" meta:page-count="6" meta:paragraph-count="82" meta:word-count="377" meta:character-count="2799" meta:non-whitespace-character-count="2170"/>
  </office:meta>
</office:document-meta>
</file>